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123*"/>
    </style:style>
    <style:style style:name="Table1.B" style:family="table-column">
      <style:table-column-properties style:rel-column-width="21845*"/>
    </style:style>
    <style:style style:name="Table1.C" style:family="table-column">
      <style:table-column-properties style:rel-column-width="2856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2037*"/>
    </style:style>
    <style:style style:name="Table2.B" style:family="table-column">
      <style:table-column-properties style:rel-column-width="17386*"/>
    </style:style>
    <style:style style:name="Table2.C" style:family="table-column">
      <style:table-column-properties style:rel-column-width="36111*"/>
    </style:style>
    <style:style style:name="Table2.A1" style:family="table-cell">
      <style:table-cell-properties fo:border="none"/>
    </style:style>
  </office:automatic-styles>
  <office:body>
    <office:text>
      <text:p text:style-name="Title">ShapeOf</text:p>
      <text:p text:style-name="P1">ShapeOf <text:s text:c="1"/>// Operation that returns the shape of its input tensor</text:p>
      <text:h text:style-name="Heading_20_1" text:outline-level="1">Description</text:h>
      <text:p text:style-name="First_20_paragraph">Warning</text:p>
      <text:p text:style-name="Text_20_body">This op is experimental and subject to change without notice.</text:p>
      <text:p text:style-name="Text_20_body">Returns the shape of its input argument as a tensor of element type <text:span text:style-name="Source_Text">u64</text:span>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<text:span text:style-name="Source_Text">element::u64</text:span></text:p>
          </table:table-cell>
          <table:table-cell table:style-name="Table2.A1" office:value-type="string">
            <text:p text:style-name="Table_20_Contents"><text:span text:style-name="Source_Text">{r}</text:span> where <text:span text:style-name="Source_Text">r</text:span> is the rank of <text:span text:style-name="Source_Text">arg</text:span>'s shape.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v0::Shape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hapeOf</dc:title>
  </office:meta>
</office:document-meta>
</file>

<file path=Formula-0/content.xml><?xml version="1.0" encoding="utf-8"?>
<math xmlns="http://www.w3.org/1998/Math/MathML" display="block">
  <mrow>
    <mstyle mathvariant="monospace">
      <mi>𝚘</mi>
      <mi>𝚞</mi>
      <mi>𝚝</mi>
      <mi>𝚙</mi>
      <mi>𝚞</mi>
      <mi>𝚝</mi>
    </mstyle>
    <mo>=</mo>
    <mstyle mathvariant="monospace">
      <mi>𝚜</mi>
      <mi>𝚑</mi>
      <mi>𝚊</mi>
      <mi>𝚙</mi>
      <mi>𝚎</mi>
      <mi>𝚘</mi>
      <mi>𝚏</mi>
    </mstyle>
    <mo stretchy="false" form="prefix">(</mo>
    <mstyle mathvariant="monospace">
      <mi>𝚊</mi>
      <mi>𝚛</mi>
      <mi>𝚐</mi>
    </mstyle>
    <mo stretchy="false" form="postfix">)</mo>
  </mrow>
</math>
</file>